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6A000001028E5E0169E99579CF.png" manifest:media-type="image/png"/>
  <manifest:file-entry manifest:full-path="Pictures/10000201000004E800000168BEDA579B67FA3F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Ethiopia Jiret" svg:font-family="'Ethiopia Jiret'" style:font-pitch="variable"/>
    <style:font-face style:name="Ethiopia Jiret Slant" svg:font-family="'Ethiopia Jiret Slant'" style:font-pitch="variable"/>
    <style:font-face style:name="Ethiopic Fantuwua" svg:font-family="'Ethiopic Fantuwua'" style:font-pitch="variable"/>
    <style:font-face style:name="Ethiopic Hiwua" svg:font-family="'Ethiopic Hiwua'" style:font-pitch="variable"/>
    <style:font-face style:name="Ethiopic Tint" svg:font-family="'Ethiopic Tint'" style:font-pitch="variable"/>
    <style:font-face style:name="Ethiopic WashRa Bold" svg:font-family="'Ethiopic WashRa Bold'" style:font-pitch="variable"/>
    <style:font-face style:name="Ethiopic Wookianos" svg:font-family="'Ethiopic Wookianos'" style:font-pitch="variable"/>
    <style:font-face style:name="Ethiopic Yebse" svg:font-family="'Ethiopic Yebse'" style:font-pitch="variable"/>
    <style:font-face style:name="Ethiopic Yigezu Bisrat Goffer" svg:font-family="'Ethiopic Yigezu Bisrat Goffe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8e6ff" draw:fill-color="#c8e6ff" draw:textarea-horizontal-align="justify" draw:textarea-vertical-align="middle" draw:auto-grow-height="false" fo:min-height="5.338cm" fo:min-width="25.44cm"/>
    </style:style>
    <style:style style:name="gr3" style:family="graphic" style:parent-style-name="standard">
      <style:graphic-properties draw:stroke="none" svg:stroke-color="#000000" draw:fill="none" draw:fill-color="#ffffff" fo:min-height="4.2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6.481cm"/>
    </style:style>
    <style:style style:name="P1" style:family="paragraph">
      <style:paragraph-properties fo:text-align="center"/>
    </style:style>
    <style:style style:name="P2" style:family="paragraph">
      <loext:graphic-properties draw:fill-color="#c8e6ff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Zebidar" fo:font-size="48pt" style:font-size-asian="48pt" style:font-name-complex="Zebidar" style:font-size-complex="4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Zebidar" fo:font-size="48pt" style:font-size-asian="48pt" style:font-name-complex="Zebidar" style:font-size-complex="48pt"/>
    </style:style>
    <style:style style:name="T1" style:family="text">
      <style:text-properties style:font-name="Ethiopic Yebse" fo:font-size="80pt" style:font-size-asian="80pt" style:font-name-complex="Ethiopic Yebse" style:font-size-complex="80pt"/>
    </style:style>
    <style:style style:name="T2" style:family="text">
      <style:text-properties fo:color="#cb6027" style:font-name="Ethiopic Yebse" fo:font-size="80pt" style:font-size-asian="80pt" style:font-name-complex="Ethiopic Yebse" style:font-size-complex="80pt"/>
    </style:style>
    <style:style style:name="T3" style:family="text">
      <style:text-properties style:font-name="Ethiopia Jiret Slant" fo:font-size="36pt" style:font-size-asian="36pt" style:font-name-complex="Ethiopia Jiret Slant" style:font-size-complex="36pt"/>
    </style:style>
    <style:style style:name="T4" style:family="text">
      <style:text-properties fo:color="#cb6027" style:font-name="Abyssinica SIL" fo:font-size="108pt" fo:font-weight="bold" style:font-size-asian="108pt" style:font-weight-asian="bold" style:font-name-complex="Abyssinica SIL" style:font-size-complex="108pt" style:font-weight-complex="bold"/>
    </style:style>
    <style:style style:name="T5" style:family="text">
      <style:text-properties style:font-name="Ethiopia Jiret Slant" fo:font-size="48pt" style:font-size-asian="48pt" style:font-name-complex="Ethiopia Jiret Slan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7.433cm" svg:x="1.011cm" svg:y="10.126cm">
          <draw:image xlink:href="Pictures/10000201000004E800000168BEDA579B67FA3FCB.png" xlink:type="simple" xlink:show="embed" xlink:actuate="onLoad">
            <text:p/>
          </draw:image>
        </draw:frame>
        <draw:custom-shape draw:style-name="gr2" draw:text-style-name="P2" draw:layer="layout" svg:width="25.94cm" svg:height="5.588cm" svg:x="1cm" svg:y="2.52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685cm" svg:height="4.53cm" svg:x="8.055cm" svg:y="3.328cm">
          <draw:text-box>
            <text:p text:style-name="P3"><text:span text:style-name="T1">ሚ</text:span><text:span text:style-name="T2">ጥ</text:span><text:span text:style-name="T1">ሚ</text:span><text:span text:style-name="T2">ጣ</text:span></text:p>
            <text:p text:style-name="P3"><text:span text:style-name="T3">የአፍሪቃ ቀንድ ቋንቋዎች የመተርጐም ረጂ</text:span></text:p>
          </draw:text-box>
        </draw:frame>
        <draw:frame draw:style-name="gr4" draw:text-style-name="P5" draw:layer="layout" svg:width="6.223cm" svg:height="4.435cm" svg:x="2.005cm" svg:y="2.824cm">
          <draw:image xlink:href="Pictures/100002010000016A000001028E5E0169E99579CF.png" xlink:type="simple" xlink:show="embed" xlink:actuate="onLoad">
            <text:p/>
          </draw:image>
        </draw:frame>
        <draw:frame draw:style-name="gr5" draw:text-style-name="P7" draw:layer="layout" svg:width="12.424cm" svg:height="7.14cm" svg:x="14.416cm" svg:y="10.325cm">
          <draw:text-box>
            <text:p text:style-name="P6"><text:span text:style-name="T4">ጘዝ</text:span></text:p>
            <text:p text:style-name="P6"><text:span text:style-name="T5">ከአማርኛ ወደ ጉራግኛ የመተርጐም ረ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Ethiopia Jiret" svg:font-family="'Ethiopia Jiret'" style:font-pitch="variable"/>
    <style:font-face style:name="Ethiopia Jiret Slant" svg:font-family="'Ethiopia Jiret Slant'" style:font-pitch="variable"/>
    <style:font-face style:name="Ethiopic Fantuwua" svg:font-family="'Ethiopic Fantuwua'" style:font-pitch="variable"/>
    <style:font-face style:name="Ethiopic Hiwua" svg:font-family="'Ethiopic Hiwua'" style:font-pitch="variable"/>
    <style:font-face style:name="Ethiopic Tint" svg:font-family="'Ethiopic Tint'" style:font-pitch="variable"/>
    <style:font-face style:name="Ethiopic WashRa Bold" svg:font-family="'Ethiopic WashRa Bold'" style:font-pitch="variable"/>
    <style:font-face style:name="Ethiopic Wookianos" svg:font-family="'Ethiopic Wookianos'" style:font-pitch="variable"/>
    <style:font-face style:name="Ethiopic Yebse" svg:font-family="'Ethiopic Yebse'" style:font-pitch="variable"/>
    <style:font-face style:name="Ethiopic Yigezu Bisrat Goffer" svg:font-family="'Ethiopic Yigezu Bisrat Goffer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Zebidar" svg:font-family="Zebid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7:38:44.963512438</meta:creation-date>
    <dc:date>2020-09-06T21:01:24.465762237</dc:date>
    <meta:editing-duration>PT11H59M55S</meta:editing-duration>
    <meta:editing-cycles>5</meta:editing-cycles>
    <meta:generator>LibreOffice/5.0.3.2$MacOSX_X86_64 LibreOffice_project/e5f16313668ac592c1bfb310f4390624e3dbfb75</meta:generator>
    <meta:document-statistic meta:object-count="5"/>
  </office:meta>
</office:document-meta>
</file>